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Lazarus Hecht; Sophia Hecht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The chamber of death: the chamber of death. <text:s/>Therein should they assemble, who/ are desperately enamoured with the world's vanities. <text:s/>The truth of the/ sentence uttered by inspiration may then flash <text:span text:style-name="T2">on</text:span><text:span text:style-name="T3"> before their minds, and teach that/ "Surely men walketh as in a shadow, surely people are disquieted for nothing,/ man heapeth up </text:span><text:span text:style-name="T2">and</text:span><text:span text:style-name="T3"> riches but knoweth not who shall gather them," [Hebrew]/ often as I watched the departing breath of a brother-Israelite, I became/ fully impressed with that conviction, and marvelled[sic!] at human heedlessness./ <text:s/>[Hebrew]. <text:s/>An endless future is left unprovided for,/ and all labor is </text:span><text:span text:style-name="T2">bestowed</text:span><text:span text:style-name="T3"> spent upon the fleeting present. <text:s/>Is it sensible/ so to act? <text:s/>To eat to satiety during a passing hour, and famish for/ an eternity of time? <text:s/>Fellow mortals! <text:s/>Contemplate the scene which/ the last moments upon earth present</text:span><text:span text:style-name="T2">s</text:span><text:span text:style-name="T3">, and take its lesson to heart./ <text:s/>Learn, like the </text:span><text:span text:style-name="T2">royal</text:span><text:span text:style-name="T3"> psalmist, whose language I quoted, that our days are but a hand-breadth./ <text:s/></text:span><text:span text:style-name="T2">that ye may</text:span><text:span text:style-name="T3"> <text:s/>I know how frail is the bark of </text:span><text:span text:style-name="T2">y</text:span><text:span text:style-name="T3">our existence, how easily/ wrecked. <text:s/>No human foresight could have discovered the clouds which/ so swiftly lowered upon this house. <text:s/>The light of </text:span><text:span text:style-name="T2">domestic</text:span><text:span text:style-name="T3"> happiness/ seemed to have penetrated every recess thereof. <text:s/>Yet how soon, alas! it/ became enshrouded in darkness. <text:s/>Two years ago a joyful wife/ held here her gentle sway, and a rejuvenated husband hung/ upon her word &amp; benefitted[sic!] by her counsel. <text:s/>But this habitation, </text:span><text:span text:style-name="T2">will</text:span><text:span text:style-name="T3"> where/</text:span></text:p>
      <text:p text:style-name="P3"><text:span text:style-name="T3"/></text:p>
      <text:p text:style-name="P3"><text:span text:style-name="T3">[Page 2]</text:span></text:p>
      <text:p text:style-name="P3"><text:span text:style-name="T3">not long since, </text:span><text:span text:style-name="T2">the seat of connubial felicity</text:span><text:span text:style-name="T3"> domestic felicity sat enthroned, mourns. <text:s/></text:span><text:span text:style-name="T2">is</text:span><text:span text:style-name="T3"> Bereft it is of its rightful owners./ <text:s/>They shall never see it </text:span><text:span text:style-name="T2">no more</text:span><text:span text:style-name="T3"> again. <text:s/>A fatal error of an irresponsible/ apothecary </text:span><text:soft-page-break/><text:span text:style-name="T3">consigned a loveable woman to an untimely grave./ <text:s/>And he whose heart was entwined with hers languished away. <text:s/>He/ now lies </text:span><text:span text:style-name="T2">for</text:span><text:span text:style-name="T3"> before us </text:span><text:span text:style-name="T2">a</text:span><text:span text:style-name="T3"> lifeless; a corpse. <text:s/>Dear Brethren! <text:s/>I am/ by reason of my office familiarized with scenes of distress. <text:s/>I have/ stood so frequently beside the dying, that I can with almost/ perfect composure perform the last rites of our religion, and offer/ prayers. <text:s/>But when summoned to the death-</text:span><text:span text:style-name="T2">bed</text:span><text:span text:style-name="T3"> chamber of Lazarus/ Hecht, my whole being shuddered at the sight it exhibited./ <text:s/>Two innocent creatures looked listlessly on, unconscious of the sorrow with/ which that home was fraught. <text:s/></text:span><text:span text:style-name="T2">The younger gambolled around</text:span><text:span text:style-name="T3"> So young to be deprived,/ </text:span><text:span text:style-name="T2">the older</text:span><text:span text:style-name="T3"> of paternal guidance. <text:s/>So young, </text:span><text:span text:style-name="T2">and miss</text:span><text:span text:style-name="T3"> never </text:span><text:span text:style-name="T2">not</text:span><text:span text:style-name="T3"> to feel the </text:span><text:span text:style-name="T2">caresses</text:span><text:span text:style-name="T3"> fond embracing of a mother./ <text:s/>What hand can supply that </text:span><text:span text:style-name="T2">have</text:span><text:span text:style-name="T3"> which would have </text:span><text:span text:style-name="T2">guided</text:span><text:span text:style-name="T3"> led </text:span><text:span text:style-name="T2">aright</text:span><text:span text:style-name="T3">/ their steps aright through the devious paths of life? <text:s/>Who can bestow/ upon the formation of their habits, the developping[sic!] of their sentiments,/ the education of their minds, that solicitude which parents/ increasingly display? <text:s/>Verily: no one, for none, but parents,/ can experience that depth of feelings which prompts to acts/ of self-denial, and to gratify which, </text:span><text:span text:style-name="T2">our</text:span><text:span text:style-name="T3"> thoughts, </text:span><text:span text:style-name="T2">our</text:span><text:span text:style-name="T3">/ time, </text:span><text:span text:style-name="T2">our</text:span><text:span text:style-name="T3"> the best </text:span><text:span text:style-name="T2">energies</text:span><text:span text:style-name="T3"> efforts of which we are capable are employed to promote the welfare/ of our offspring. <text:s/>But you relatives of my/</text:span></text:p>
      <text:p text:style-name="P3"><text:span text:style-name="T3"/></text:p>
      <text:p text:style-name="P3"><text:span text:style-name="T3">[Page 3]</text:span></text:p>
      <text:p text:style-name="P6">departed<text:span text:style-name="T3"> lamented friends, will not relinquish their orphaned children./ <text:s/>I shall not presume to say, under whose vigilant guardianship/ their Samuel and Joseph should be reared. <text:s/>But let whomsoever </text:span>be<text:span text:style-name="T3">/ is chosen to the arduous task, be fully impressed with the awful/ responsibility assumed. <text:s/>A few nights before Lazarus/ Hecht was gathered to his people, I sat prayfully beside his couch, </text:span>and<text:span text:style-name="T3">/ </text:span>prayed<text:span text:style-name="T3"> I pained and anxious for the spiritual salvation of my </text:span>dying<text:span text:style-name="T3"> departing brother </text:span>I<text:span text:style-name="T3"> asked whether/ he had made provisions for the correct training of his two beloved sons./ <text:s/>He answered that ample means were to be devoted to that/ all-important object, but that he had omitted to select some/ who might successfully carry it into execution. <text:s/>Could/ he </text:span>rall<text:span text:style-name="T3"> but once more rally, he would advise with me and/ come to a decision. <text:s/>That desire remained unfulfilled. <text:s/>His/ strength waned way; the power of speech closed upon his/ lips. <text:s/>But from this coffin a father and/ a </text:span>Jew<text:span text:style-name="T3"> Hebrew zealous of his faith thrillingly addresses you, who/ will be entrusted with the education of his </text:span>infants guileless cherished<text:span text:style-name="T3"> in-/fant and his </text:span>elder<text:span text:style-name="T3"> promising brother. <text:s/>A disregard of any parts of that </text:span>appeal<text:span text:style-name="T3"> fatherly injunction/ would be to meet with Gods displeasure, &amp; </text:span>at the peril of your future<text:span text:style-name="T3"> to endanger an everlasting existence. <text:s/>The minds of/ those two innocent beings must be </text:span>instructed<text:span text:style-name="T3"> stored with </text:span>the<text:span text:style-name="T3"> a/ knowledge </text:span>of<text:span text:style-name="T3"> which enlarges the sphere of human thought,/ but they </text:span>learn<text:span text:style-name="T3"> must be mainly instructed in the duties imposed by the/</text:span></text:p>
      <text:p text:style-name="P6"><text:span text:style-name="T3"/></text:p>
      <text:p text:style-name="P6"><text:span text:style-name="T3">[Page 4]</text:span></text:p>
      <text:p text:style-name="P6"><text:span text:style-name="T3">Jewish religion. <text:s/>They must learn early to revere its practices, and exemplify/ the principles to which their deceased parents were attached. <text:s/>Every/ progress attained in that noble course will be a blessing invoked/ on your heads by the </text:span>imparted<text:span text:style-name="T3"> imparadized Sophia and Lazarus Hecht./ <text:s/>Oh! <text:s/>Let their undying spirit never grieve over the degeneracy of those, through/ whom their name will be perpetuated in Israel. <text:s/>Dutiful daughters of my lamented friend! promise/ </text:span>upon<text:span text:style-name="T3"> over this coffin, which enclosed the remains of him that gave you/ life &amp; sustenance that you will ever cherish the progeny of his second bed./ <text:s/>You have hitherto shown how </text:span>indissolubly strongly<text:span text:style-name="T3"> tightly fastened is every/ link of the delivery chain that bound you to dear Samuel and Joseph./ <text:s/>Continue to lavish upon them tokens of sisterly love./ <text:s/>Encircle their guileless existence with your abiding affection. <text:s/>Let the/ orphans fret that </text:span>great<text:span text:style-name="T3"> terrible severe as their loss has been, </text:span>you they still<text:span text:style-name="T3"> still, God has not abandoned them/ </text:span>have found<text:span text:style-name="T3"> that He raised for their sake tutelary angels, who </text:span>gave<text:span text:style-name="T3"> will afford them all comforts, even/ yourselves, whom </text:span>you<text:span text:style-name="T3"> the Almighty has preserved for a high and holy purpose./ <text:s/>May this be the will of our </text:span>Creator<text:span text:style-name="T3"> beneficent Lord and Sovereign Maker, and let us all/ say to it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07:03.26</meta:creation-date>
    <meta:document-statistic meta:table-count="0" meta:image-count="0" meta:object-count="0" meta:page-count="3" meta:paragraph-count="69" meta:word-count="1145" meta:character-count="7228"/>
    <dc:date>2012-11-06T14:41:17.36</dc:date>
    <meta:editing-duration>PT13M33S</meta:editing-duration>
    <meta:editing-cycles>1</meta:editing-cycles>
    <meta:generator>OpenOffice.org/3.4.1$Win32 OpenOffice.org_project/341m1$Build-9593</meta:generator>
  </office:meta>
</office:document-meta>
</file>